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356f" officeooo:paragraph-rsid="000c356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c356f" officeooo:paragraph-rsid="000c356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officeooo:rsid="000c356f" officeooo:paragraph-rsid="000c356f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c356f" officeooo:paragraph-rsid="000c356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e32c5" officeooo:paragraph-rsid="000e32c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fc2fb" officeooo:paragraph-rsid="000fc2f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c356f" officeooo:paragraph-rsid="000c356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c356f" officeooo:paragraph-rsid="000d9b52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d9b52" officeooo:paragraph-rsid="000d9b52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0d9b52" officeooo:paragraph-rsid="000d9b5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0e32c5" officeooo:paragraph-rsid="000e32c5" style:font-size-asian="15.75pt" style:font-weight-asian="bold" style:font-size-complex="18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9b52" style:font-size-asian="16pt" style:font-size-complex="16pt"/>
    </style:style>
    <style:style style:name="T4" style:family="text">
      <style:text-properties fo:font-size="16pt" officeooo:rsid="00106ac6" style:font-size-asian="16pt" style:font-size-complex="16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106ac6"/>
    </style:style>
    <style:style style:name="T8" style:family="text">
      <style:text-properties officeooo:rsid="00120a4d"/>
    </style:style>
    <style:style style:name="gr1" style:family="graphic">
      <style:graphic-properties svg:stroke-width="0.0598in" draw:marker-start-width="0.228in" draw:marker-end-width="0.228in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oinformatics and Data Organization <text:span text:style-name="T8">and Analysis</text:span></text:p>
      <text:p text:style-name="P3"/>
      <text:p text:style-name="P1">Tool list</text:p>
      <text:p text:style-name="P2"><draw:line text:anchor-type="paragraph" draw:z-index="0" draw:name="Shape1" draw:style-name="gr1" draw:text-style-name="P12" svg:x1="0.202in" svg:y1="0.2835in" svg:x2="6.9417in" svg:y2="0.2835in"><text:p/></draw:line></text:p>
      <text:p text:style-name="P2"/>
      <text:p text:style-name="P4">Computer (laptop or desktop)</text:p>
      <text:p text:style-name="P6">Some type of spreadsheet program <text:span text:style-name="T2">(Microsoft Excel, Libre Calc, Apache </text:span><text:span text:style-name="T4">Calc)</text:span></text:p>
      <text:p text:style-name="P2"><text:span text:style-name="T1">Rstudio </text:span>(<text:a xlink:type="simple" xlink:href="https://www.rstudio.com/products/rstudio/download/" text:style-name="Internet_20_link" text:visited-style-name="Visited_20_Internet_20_Link">https://www.rstudio.com/products/rstudio/download/</text:a>)</text:p>
      <text:p text:style-name="P2"><text:span text:style-name="T1">R user manual</text:span> (<text:a xlink:type="simple" xlink:href="https://cran.rstudio.com/doc/manuals/r-release/R-intro.pdf" text:style-name="Internet_20_link" text:visited-style-name="Visited_20_Internet_20_Link">https://cran.rstudio.com/doc/manuals/r-release/R-intro.pdf</text:a>)</text:p>
      <text:p text:style-name="P7">SciDAVis (<text:a xlink:type="simple" xlink:href="https://sourceforge.net/projects/scidavis/" text:style-name="Internet_20_link" text:visited-style-name="Visited_20_Internet_20_Link"><text:span text:style-name="T2">https://sourceforge.net/projects/scidavis/</text:span></text:a>)</text:p>
      <text:p text:style-name="P7">QtiPlot (<text:a xlink:type="simple" xlink:href="http://www.qtiplot.com/download.html" text:style-name="Internet_20_link" text:visited-style-name="Visited_20_Internet_20_Link"><text:span text:style-name="T2">http://www.qtiplot.com/download.html</text:span></text:a>) (use evaluation/demo links) </text:p>
      <text:p text:style-name="P11">GitHub <text:span text:style-name="T2">(https://github.com/)</text:span></text:p>
      <text:p text:style-name="P8"/>
      <text:p text:style-name="P9"><text:span text:style-name="T2">Other Tools</text:span> <text:span text:style-name="T2">(ask for help installing and using these tools)</text:span></text:p>
      <text:p text:style-name="P8">Kile (<text:a xlink:type="simple" xlink:href="https://kile.sourceforge.io/download.php/" text:style-name="Internet_20_link" text:visited-style-name="Visited_20_Internet_20_Link"><text:span text:style-name="T3">https://kile.sourceforge.io/download.php/</text:span></text:a><text:span text:style-name="T3">) (Tex environment, manuscript editor)</text:span></text:p>
      <text:p text:style-name="P10">BioPython (<text:a xlink:type="simple" xlink:href="http://biopython.org/wiki/Download" text:style-name="Internet_20_link" text:visited-style-name="Visited_20_Internet_20_Link"><text:span text:style-name="T2">http://biopython.org/wiki/Download</text:span></text:a>) <text:span text:style-name="T5">(molecular genetics tool kit for Python)</text:span></text:p>
      <text:p text:style-name="P10">.Net Bio (<text:a xlink:type="simple" xlink:href="https://bio.codeplex.com/" text:style-name="Internet_20_link" text:visited-style-name="Visited_20_Internet_20_Link"><text:span text:style-name="T2">https://bio.codeplex.com/</text:span></text:a>) (<text:span text:style-name="T2">cross platform tool, functions</text:span>)</text:p>
      <text:p text:style-name="P11">GenePattern <text:span text:style-name="T6">(</text:span><text:a xlink:type="simple" xlink:href="http://software.broadinstitute.org/cancer/software/genepattern/download/" text:style-name="Internet_20_link" text:visited-style-name="Visited_20_Internet_20_Link"><text:span text:style-name="T6">http://software.broadinstitute.org/cancer/software/genepattern/download/</text:span></text:a><text:span text:style-name="T6">) (genomics and healthcare related)</text:span></text:p>
      <text:p text:style-name="P5">Intermine <text:span text:style-name="T2">(</text:span><text:a xlink:type="simple" xlink:href="https://github.com/intermine/intermine" text:style-name="Internet_20_link" text:visited-style-name="Visited_20_Internet_20_Link"><text:span text:style-name="T2">https://github.com/intermine/intermine</text:span></text:a>) <text:span text:style-name="T2">(my favorite data warehouse environment)</text:span></text:p>
      <text:p text:style-name="P8"><text:span text:style-name="T3"/></text:p>
      <text:p text:style-name="P8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1:51:29.678317905</meta:creation-date>
    <dc:date>2017-11-07T22:44:43.617953650</dc:date>
    <meta:editing-duration>PT12M4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82" meta:character-count="962" meta:non-whitespace-character-count="894"/>
  </office:meta>
</office:document-meta>
</file>